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8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19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20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21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22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23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style:font-name="Arial" officeooo:rsid="0036b0ad"/>
    </style:style>
    <style:style style:name="T49" style:family="text">
      <style:text-properties officeooo:rsid="001aec47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2" style:family="text">
      <style:text-properties officeooo:rsid="001bd81d"/>
    </style:style>
    <style:style style:name="T53" style:family="text">
      <style:text-properties officeooo:rsid="001bfae2"/>
    </style:style>
    <style:style style:name="T54" style:family="text">
      <style:text-properties officeooo:rsid="001c9b57"/>
    </style:style>
    <style:style style:name="T55" style:family="text">
      <style:text-properties officeooo:rsid="001f50c6"/>
    </style:style>
    <style:style style:name="T56" style:family="text">
      <style:text-properties officeooo:rsid="001f5532"/>
    </style:style>
    <style:style style:name="T57" style:family="text">
      <style:text-properties officeooo:rsid="00218916"/>
    </style:style>
    <style:style style:name="T58" style:family="text">
      <style:text-properties officeooo:rsid="00266012"/>
    </style:style>
    <style:style style:name="T59" style:family="text">
      <style:text-properties officeooo:rsid="00286c0f"/>
    </style:style>
    <style:style style:name="T60" style:family="text">
      <style:text-properties officeooo:rsid="002a936f"/>
    </style:style>
    <style:style style:name="T61" style:family="text">
      <style:text-properties officeooo:rsid="002d8baf"/>
    </style:style>
    <style:style style:name="T62" style:family="text">
      <style:text-properties officeooo:rsid="002eab9d"/>
    </style:style>
    <style:style style:name="T63" style:family="text">
      <style:text-properties officeooo:rsid="003372ad"/>
    </style:style>
    <style:style style:name="T64" style:family="text">
      <style:text-properties style:text-position="super 75%"/>
    </style:style>
    <style:style style:name="T65" style:family="text">
      <style:text-properties officeooo:rsid="003467a0"/>
    </style:style>
    <style:style style:name="T66" style:family="text">
      <style:text-properties officeooo:rsid="00368e74"/>
    </style:style>
    <style:style style:name="T67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4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4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4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4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 <text:span text:style-name="T65">de Pearson (aussi appelé « coefficient de corrélation linéaire »)</text:span>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4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0">On distinguera les cas U=V et U &gt; V</text:span></text:p>
      <text:p text:style-name="P1">2<text:span text:style-name="T2">)</text:span> <text:span text:style-name="T2">En déduire </text:span>la loi marginale de U</text:p>
      <text:p text:style-name="P13">On admet que P(V = n) = (1 + q)pq<text:span text:style-name="T64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14"><text:soft-page-break/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4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5">X</text:span>)= - <text:span text:style-name="T47">Ʃ <text:s text:c="8"/></text:span><text:span text:style-name="T55">P[</text:span>X=k<text:span text:style-name="T55">] </text:span>. ln (<text:span text:style-name="T55">P[</text:span>X=k<text:span text:style-name="T55">]</text:span>) / <text:span text:style-name="T55">ln(2)</text:span></text:p>
      <text:p text:style-name="P8"><text:tab/><text:span text:style-name="T54">k ԑ X(</text:span><text:span text:style-name="T46">Ω</text:span><text:span text:style-name="T54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6">3</text:span> questions pour déterminer la couleur de la boule (p<text:span text:style-name="T8">ar exemple : E</text:span>st-elle <text:span text:style-name="T63">R</text:span>ouge ? <text:span text:style-name="T8">E</text:span>st-elle <text:span text:style-name="T63">V</text:span>erte ? <text:span text:style-name="T8">Est-elle Bleue ?</text:span>) <text:span text:style-name="T57">et on note M, le nombre de questions posées pour deviner la couleur de la boule.</text:span></text:p>
      <text:p text:style-name="P12"><text:span text:style-name="T57">On lui demande ensuite de re-poser les mêmes questions dans un autre ordre </text:span>(ex: <text:span text:style-name="T63">Vert</text:span> ? <text:span text:style-name="T63">Rouge </text:span>? Bleu<text:span text:style-name="T9">e </text:span>?) <text:span text:style-name="T57">et on note N, l</text:span>e n<text:span text:style-name="T9">om</text:span>b<text:span text:style-name="T9">re</text:span> de questions <text:span text:style-name="T57">nécessaires </text:span>pour trouver la couleur.</text:p>
      <text:p text:style-name="P1"><text:span text:style-name="T9">1) Déterminer la loi de X et c</text:span>alculer h(<text:span text:style-name="T57">X</text:span>)</text:p>
      <text:p text:style-name="P1"><text:span text:style-name="T9">2) D</text:span>éterminer <text:span text:style-name="T57">les </text:span>lois et <text:span text:style-name="T57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4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8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indépendant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4">Exercice 10</text:p>
      <text:p text:style-name="P1"/>
      <text:p text:style-name="P1">1) Donner la densit<text:span text:style-name="T61">é</text:span> de la loi uniforme sur l'intervalle [a; b] ou a et b sont des r<text:span text:style-name="T62">é</text:span>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4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2">Si X et Y sont ind<text:span text:style-name="T66">é</text:span>pendantes, quelle est la loi de Z = X + Y et quel <text:span text:style-name="T38">e</text:span>s<text:span text:style-name="T38">t</text:span> 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Exercice 12</text:p>
      <text:p text:style-name="P15"/>
      <text:p text:style-name="P3">Soit (Xn)<text:span text:style-name="T67">n</text:span> une suite de variables aléatoires mutuellement indépendantes. Suivant une <text:span text:style-name="T59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8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49">pour n </text:span><text:span text:style-name="T42">≥</text:span><text:span text:style-name="T49"> 1</text:span></text:p>
      <text:p text:style-name="P20">1) Quelle est la loi de <text:span text:style-name="T40">Y</text:span><text:span text:style-name="T11">n </text:span>?</text:p>
      <text:p text:style-name="P20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20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50">Exercice 1</text:span><text:span text:style-name="T51">3</text:span></text:p>
      <text:p text:style-name="P1"/>
      <text:p text:style-name="P1"><text:span text:style-name="T38">Calculer </text:span>l'espérance d'une loi binomiale de paramètre<text:span text:style-name="T66">s</text:span> n et p.</text:p>
      <text:p text:style-name="P1"/>
      <text:p text:style-name="P1"/>
      <text:p text:style-name="P16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19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2"> </text:span><text:span text:style-name="T43">U</text:span><text:span text:style-name="T19">2 </text:span>+ <text:span text:style-name="T45">ɣ</text:span><text:span text:style-name="T11">1</text:span><text:span text:style-name="T52"> </text:span><text:span text:style-name="T43">U</text:span><text:span text:style-name="T17">3</text:span></text:p>
      <text:p text:style-name="P19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19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19"/>
      <text:p text:style-name="P21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21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 </text:span><text:span text:style-name="T48">et qui sont mutuellement indépendantes</text:span><text:span text:style-name="T39">.</text:span></text:p>
      <text:p text:style-name="P21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3">b) Quel est le lien entre variance et covariance pour une variable aléatoire continue ? </text:p>
      <text:p text:style-name="P1"/>
      <text:p text:style-name="P1"/>
      <text:p text:style-name="P17">Exercice 15</text:p>
      <text:p text:style-name="P1"/>
      <text:p text:style-name="P11">Soit f(x) définie par :</text:p>
      <text:p text:style-name="P6"><text:span text:style-name="T53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2"/>
      <text:p text:style-name="P6"><text:span text:style-name="T53">1) Calculer T pour </text:span>que <text:span text:style-name="T53">f </text:span>soit une densité de probabilité.</text:p>
      <text:p text:style-name="P1"><text:span text:style-name="T53">2) Soit X une variable aléatoire qui a f pour densité. Calculer son </text:span>espérance et <text:span text:style-name="T53">sa varianc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8-11-19T18:25:31.511000000</dc:date>
    <meta:editing-duration>PT3H55M23S</meta:editing-duration>
    <meta:editing-cycles>39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06" meta:word-count="1077" meta:character-count="5062" meta:non-whitespace-character-count="4038"/>
  </office:meta>
</office:document-meta>
</file>